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93cm"/>
    </style:style>
    <style:style style:name="Tableau1.1" style:family="table-row">
      <style:table-row-properties style:min-row-height="0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1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style:min-row-height="0.101cm"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fo:color="#000000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94" style:family="paragraph" style:parent-style-name="Table_20_Contents"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a4d54" officeooo:paragraph-rsid="023a4d54" style:font-size-asian="11pt" style:font-weight-asian="normal" style:font-size-complex="11pt" style:font-weight-complex="normal"/>
    </style:style>
    <style:style style:name="P96" style:family="paragraph" style:parent-style-name="Table_20_Contents"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99" style:family="paragraph" style:parent-style-name="Table_20_Contents">
      <style:text-properties fo:color="#000000" loext:opacity="10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4d64f0" officeooo:paragraph-rsid="024d64f0" style:font-size-asian="11pt" style:font-weight-asian="normal" style:font-size-complex="11pt" style:font-weight-complex="normal"/>
    </style:style>
    <style:style style:name="P101" style:family="paragraph" style:parent-style-name="Table_20_Contents">
      <style:text-properties fo:color="#000000" loext:opacity="10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102" style:family="paragraph" style:parent-style-name="Table_20_Contents">
      <style:text-properties fo:color="#000000" loext:opacity="100%" style:font-name="Arial1" fo:font-size="11pt" fo:language="fr" fo:country="FR" fo:font-weight="normal" officeooo:rsid="020bcd41" officeooo:paragraph-rsid="0248561a" style:font-size-asian="11pt" style:font-weight-asian="normal" style:font-size-complex="11pt" style:font-weight-complex="normal"/>
    </style:style>
    <style:style style:name="P103" style:family="paragraph" style:parent-style-name="Table_20_Contents">
      <style:text-properties fo:color="#000000" loext:opacity="10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105" style:family="paragraph" style:parent-style-name="Table_20_Contents">
      <style:text-properties fo:color="#000000" loext:opacity="100%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106" style:family="paragraph" style:parent-style-name="Table_20_Contents">
      <style:text-properties fo:color="#000000" loext:opacity="100%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08" style:family="paragraph" style:parent-style-name="Table_20_Contents">
      <style:text-properties fo:color="#000000" loext:opacity="10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fo:color="#000000" loext:opacity="10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112" style:family="paragraph" style:parent-style-name="Table_20_Contents">
      <style:text-properties fo:color="#000000" loext:opacity="10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113" style:family="paragraph" style:parent-style-name="Table_20_Contents">
      <style:text-properties fo:color="#000000" loext:opacity="10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114" style:family="paragraph" style:parent-style-name="Table_20_Contents">
      <style:text-properties fo:color="#000000" loext:opacity="10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116" style:family="paragraph" style:parent-style-name="Table_20_Contents">
      <style:text-properties fo:color="#000000" loext:opacity="10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118" style:family="paragraph" style:parent-style-name="Table_20_Contents">
      <style:text-properties fo:color="#000000" loext:opacity="10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120" style:family="paragraph" style:parent-style-name="Table_20_Contents">
      <style:text-properties fo:color="#000000" loext:opacity="10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121" style:family="paragraph" style:parent-style-name="Table_20_Contents">
      <style:text-properties fo:color="#000000" loext:opacity="10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123" style:family="paragraph" style:parent-style-name="Table_20_Contents">
      <style:text-properties fo:color="#000000" loext:opacity="10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25" style:family="paragraph" style:parent-style-name="Table_20_Contents">
      <style:text-properties fo:color="#000000" loext:opacity="10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127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fo:background-color="transparent" style:font-size-asian="11pt" style:font-weight-asian="normal" style:font-size-complex="11pt" style:font-weight-complex="normal"/>
    </style:style>
    <style:style style:name="P12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fo:background-color="transparent" style:font-size-asian="11pt" style:font-weight-asian="normal" style:font-size-complex="11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7437e" officeooo:paragraph-rsid="0237437e" fo:background-color="transparent" style:font-size-asian="11pt" style:font-weight-asian="normal" style:font-size-complex="11pt" style:font-weight-complex="normal"/>
    </style:style>
    <style:style style:name="P130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0907b" officeooo:paragraph-rsid="0220907b" fo:background-color="transparent" style:font-size-asian="11pt" style:font-weight-asian="normal" style:font-size-complex="11pt" style:font-weight-complex="normal"/>
    </style:style>
    <style:style style:name="P131" style:family="paragraph" style:parent-style-name="Table_20_Contents">
      <style:text-properties fo:color="#000000" loext:opacity="10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133" style:family="paragraph" style:parent-style-name="Table_20_Contents">
      <style:text-properties fo:color="#000000" loext:opacity="10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135" style:family="paragraph" style:parent-style-name="Table_20_Contents">
      <style:text-properties fo:color="#000000" loext:opacity="10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136" style:family="paragraph" style:parent-style-name="Table_20_Contents">
      <style:text-properties fo:color="#000000" loext:opacity="10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138" style:family="paragraph" style:parent-style-name="Table_20_Contents">
      <style:text-properties fo:color="#000000" loext:opacity="10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140" style:family="paragraph" style:parent-style-name="Table_20_Contents">
      <style:text-properties fo:color="#000000" loext:opacity="10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142" style:family="paragraph" style:parent-style-name="Table_20_Contents">
      <style:text-properties fo:color="#000000" loext:opacity="10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143" style:family="paragraph" style:parent-style-name="Table_20_Contents">
      <style:text-properties fo:color="#000000" loext:opacity="10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144" style:family="paragraph" style:parent-style-name="Table_20_Contents">
      <style:text-properties fo:color="#000000" loext:opacity="10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145" style:family="paragraph" style:parent-style-name="Table_20_Contents">
      <style:text-properties fo:color="#000000" loext:opacity="10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146" style:family="paragraph" style:parent-style-name="Table_20_Contents">
      <style:text-properties fo:color="#000000" loext:opacity="10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148" style:family="paragraph" style:parent-style-name="Table_20_Contents">
      <style:text-properties fo:color="#000000" loext:opacity="10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149" style:family="paragraph" style:parent-style-name="Standard">
      <style:text-properties fo:color="#000000" loext:opacity="100%" style:font-name="Arial1" fo:font-size="11pt" fo:language="fr" fo:country="FR" fo:font-weight="bold" officeooo:rsid="01315b80" officeooo:paragraph-rsid="02196bac" fo:background-color="transparent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51" style:family="paragraph" style:parent-style-name="Table_20_Contents">
      <style:text-properties fo:color="#000000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53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55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4f7c0d" officeooo:paragraph-rsid="024f7c0d" style:font-size-asian="11pt" style:font-weight-asian="normal" style:font-size-complex="11pt" style:font-weight-complex="normal"/>
    </style:style>
    <style:style style:name="P156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161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62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bold" officeooo:rsid="01a2acbd" officeooo:paragraph-rsid="018f40dc" fo:background-color="transparent" style:font-size-asian="11pt" style:font-weight-asian="bold" style:font-size-complex="11pt" style:font-weight-complex="bold"/>
    </style:style>
    <style:style style:name="T1" style:family="text">
      <style:text-properties officeooo:rsid="0245799c"/>
    </style:style>
    <style:style style:name="T2" style:family="text">
      <style:text-properties officeooo:rsid="02557e75"/>
    </style:style>
    <style:style style:name="T3" style:family="text">
      <style:text-properties officeooo:rsid="01f787f6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22f0b26"/>
    </style:style>
    <style:style style:name="T13" style:family="text">
      <style:text-properties officeooo:rsid="02543701"/>
    </style:style>
    <style:style style:name="T14" style:family="text">
      <style:text-properties officeooo:rsid="025820e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ÉRIODE 1 <text:span text:style-name="T10">(7 sem</text:span><text:span text:style-name="T13">aines</text:span><text:span text:style-name="T10">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&lt;E3:E21&gt;" office:value-type="float" office:value="0">
            <text:p text:style-name="P14">0,0</text:p>
          </table:table-cell>
        </table:table-row>
        <table:table-row table:style-name="Tableau1.1">
          <table:table-cell table:style-name="Tableau1.A3" table:formula="ooow:&lt;A2&gt;+1" office:value-type="float" office:value="2">
            <text:p text:style-name="P126">2</text:p>
          </table:table-cell>
          <table:table-cell table:style-name="Tableau1.B3" office:value-type="string">
            <text:p text:style-name="P127"/>
          </table:table-cell>
          <table:table-cell table:style-name="Tableau1.C3" office:value-type="string">
            <text:p text:style-name="P129"/>
          </table:table-cell>
          <table:table-cell table:style-name="Tableau1.D3" office:value-type="string">
            <text:p text:style-name="P128"/>
          </table:table-cell>
          <table:table-cell table:style-name="Tableau1.E3">
            <text:p text:style-name="P130"/>
          </table:table-cell>
        </table:table-row>
        <table:table-row table:style-name="Tableau1.1">
          <table:table-cell table:style-name="Tableau1.A4" table:formula="ooow:&lt;A3&gt;+1" office:value-type="float" office:value="3">
            <text:p text:style-name="P91">3</text:p>
          </table:table-cell>
          <table:table-cell table:style-name="Tableau1.B4" office:value-type="string">
            <text:p text:style-name="P127"/>
          </table:table-cell>
          <table:table-cell table:style-name="Tableau1.C4" office:value-type="string">
            <text:p text:style-name="P95"/>
          </table:table-cell>
          <table:table-cell table:style-name="Tableau1.D4" office:value-type="string">
            <text:p text:style-name="P96"/>
          </table:table-cell>
          <table:table-cell table:style-name="Tableau1.E4">
            <text:p text:style-name="P97"/>
          </table:table-cell>
        </table:table-row>
        <table:table-row table:style-name="Tableau1.1">
          <table:table-cell table:style-name="Tableau1.A5" table:formula="ooow:&lt;A4&gt;+1" office:value-type="float" office:value="4">
            <text:p text:style-name="P126">4</text:p>
          </table:table-cell>
          <table:table-cell table:style-name="Tableau1.B5" office:value-type="string">
            <text:p text:style-name="P98"/>
          </table:table-cell>
          <table:table-cell table:style-name="Tableau1.C5" office:value-type="string">
            <text:p text:style-name="P95"/>
          </table:table-cell>
          <table:table-cell table:style-name="Tableau1.D5" office:value-type="string">
            <text:p text:style-name="P96"/>
          </table:table-cell>
          <table:table-cell table:style-name="Tableau1.E5">
            <text:p text:style-name="P97"/>
          </table:table-cell>
        </table:table-row>
        <table:table-row table:style-name="Tableau1.1">
          <table:table-cell table:style-name="Tableau1.A6" table:formula="ooow:&lt;A5&gt;+1" office:value-type="float" office:value="5">
            <text:p text:style-name="P91">5</text:p>
          </table:table-cell>
          <table:table-cell table:style-name="Tableau1.B6" office:value-type="string">
            <text:p text:style-name="P98"/>
          </table:table-cell>
          <table:table-cell table:style-name="Tableau1.C6" office:value-type="string">
            <text:p text:style-name="P95"/>
          </table:table-cell>
          <table:table-cell table:style-name="Tableau1.D6" office:value-type="string">
            <text:p text:style-name="P96"/>
          </table:table-cell>
          <table:table-cell table:style-name="Tableau1.E6">
            <text:p text:style-name="P97"/>
          </table:table-cell>
        </table:table-row>
        <table:table-row table:style-name="Tableau1.1">
          <table:table-cell table:style-name="Tableau1.A7" table:formula="ooow:&lt;A6&gt;+1" office:value-type="float" office:value="6">
            <text:p text:style-name="P91">6</text:p>
          </table:table-cell>
          <table:table-cell table:style-name="Tableau1.B7" office:value-type="string">
            <text:p text:style-name="P98"/>
          </table:table-cell>
          <table:table-cell table:style-name="Tableau1.C7" office:value-type="string">
            <text:p text:style-name="P95"/>
          </table:table-cell>
          <table:table-cell table:style-name="Tableau1.D7" office:value-type="string">
            <text:p text:style-name="P96"/>
          </table:table-cell>
          <table:table-cell table:style-name="Tableau1.E7">
            <text:p text:style-name="P97"/>
          </table:table-cell>
        </table:table-row>
        <table:table-row table:style-name="Tableau1.1">
          <table:table-cell table:style-name="Tableau1.A8" table:formula="ooow:&lt;A7&gt;+1" office:value-type="float" office:value="7">
            <text:p text:style-name="P91">7</text:p>
          </table:table-cell>
          <table:table-cell table:style-name="Tableau1.B8" office:value-type="string">
            <text:p text:style-name="P99"/>
          </table:table-cell>
          <table:table-cell table:style-name="Tableau1.C8" office:value-type="string">
            <text:p text:style-name="P100"/>
          </table:table-cell>
          <table:table-cell table:style-name="Tableau1.D8" office:value-type="string">
            <text:p text:style-name="P96"/>
          </table:table-cell>
          <table:table-cell table:style-name="Tableau1.E8" office:value-type="string">
            <text:p text:style-name="P155"/>
          </table:table-cell>
        </table:table-row>
        <table:table-row table:style-name="Tableau1.1">
          <table:table-cell table:style-name="Tableau1.A9" table:formula="ooow:&lt;A8&gt;+1" office:value-type="float" office:value="8">
            <text:p text:style-name="P91">8</text:p>
          </table:table-cell>
          <table:table-cell table:style-name="Tableau1.B9" office:value-type="string">
            <text:p text:style-name="P101"/>
          </table:table-cell>
          <table:table-cell table:style-name="Tableau1.C9" office:value-type="string">
            <text:p text:style-name="P104"/>
          </table:table-cell>
          <table:table-cell table:style-name="Tableau1.D9" office:value-type="string">
            <text:p text:style-name="P105"/>
          </table:table-cell>
          <table:table-cell table:style-name="Tableau1.E9">
            <text:p text:style-name="P155"/>
          </table:table-cell>
        </table:table-row>
        <table:table-row table:style-name="Tableau1.1">
          <table:table-cell table:style-name="Tableau1.A10" table:formula="ooow:&lt;A9&gt;+1" office:value-type="float" office:value="9">
            <text:p text:style-name="P91">9</text:p>
          </table:table-cell>
          <table:table-cell table:style-name="Tableau1.B10" office:value-type="string">
            <text:p text:style-name="P106"/>
          </table:table-cell>
          <table:table-cell table:style-name="Tableau1.C10" office:value-type="string">
            <text:p text:style-name="P104"/>
          </table:table-cell>
          <table:table-cell table:style-name="Tableau1.D10" office:value-type="string">
            <text:p text:style-name="P105"/>
          </table:table-cell>
          <table:table-cell table:style-name="Tableau1.E10">
            <text:p text:style-name="P156"/>
          </table:table-cell>
        </table:table-row>
        <table:table-row table:style-name="Tableau1.1">
          <table:table-cell table:style-name="Tableau1.A11" table:formula="ooow:&lt;A10&gt;+1" office:value-type="float" office:value="10">
            <text:p text:style-name="P91">10</text:p>
          </table:table-cell>
          <table:table-cell table:style-name="Tableau1.B11" office:value-type="string">
            <text:p text:style-name="P106"/>
          </table:table-cell>
          <table:table-cell table:style-name="Tableau1.C11" office:value-type="string">
            <text:p text:style-name="P104"/>
          </table:table-cell>
          <table:table-cell table:style-name="Tableau1.D11" office:value-type="string">
            <text:p text:style-name="P105"/>
          </table:table-cell>
          <table:table-cell table:style-name="Tableau1.E11">
            <text:p text:style-name="P157"/>
          </table:table-cell>
        </table:table-row>
        <table:table-row table:style-name="Tableau1.1">
          <table:table-cell table:style-name="Tableau1.A12" table:formula="ooow:&lt;A11&gt;+1" office:value-type="float" office:value="11">
            <text:p text:style-name="P91">11</text:p>
          </table:table-cell>
          <table:table-cell table:style-name="Tableau1.B12" office:value-type="string">
            <text:p text:style-name="P106"/>
          </table:table-cell>
          <table:table-cell table:style-name="Tableau1.C12" office:value-type="string">
            <text:p text:style-name="P107"/>
          </table:table-cell>
          <table:table-cell table:style-name="Tableau1.D12" office:value-type="string">
            <text:p text:style-name="P108"/>
          </table:table-cell>
          <table:table-cell table:style-name="Tableau1.E12">
            <text:p text:style-name="P157"/>
          </table:table-cell>
        </table:table-row>
        <table:table-row table:style-name="Tableau1.1">
          <table:table-cell table:style-name="Tableau1.A13" table:formula="ooow:&lt;A12&gt;+1" office:value-type="float" office:value="12">
            <text:p text:style-name="P91">12</text:p>
          </table:table-cell>
          <table:table-cell table:style-name="Tableau1.B13" office:value-type="string">
            <text:p text:style-name="P102"/>
          </table:table-cell>
          <table:table-cell table:style-name="Tableau1.C13" office:value-type="string">
            <text:p text:style-name="P109"/>
          </table:table-cell>
          <table:table-cell table:style-name="Tableau1.D13" office:value-type="string">
            <text:p text:style-name="P110"/>
          </table:table-cell>
          <table:table-cell table:style-name="Tableau1.E13">
            <text:p text:style-name="P158"/>
          </table:table-cell>
        </table:table-row>
        <table:table-row table:style-name="Tableau1.1">
          <table:table-cell table:style-name="Tableau1.A14" table:formula="ooow:&lt;A13&gt;+1" office:value-type="float" office:value="13">
            <text:p text:style-name="P91">13</text:p>
          </table:table-cell>
          <table:table-cell table:style-name="Tableau1.B14" office:value-type="string">
            <text:p text:style-name="P103"/>
          </table:table-cell>
          <table:table-cell table:style-name="Tableau1.C14" office:value-type="string">
            <text:p text:style-name="P111"/>
          </table:table-cell>
          <table:table-cell table:style-name="Tableau1.D14" office:value-type="string">
            <text:p text:style-name="P112"/>
          </table:table-cell>
          <table:table-cell table:style-name="Tableau1.E14">
            <text:p text:style-name="P153"/>
          </table:table-cell>
        </table:table-row>
        <table:table-row table:style-name="Tableau1.1">
          <table:table-cell table:style-name="Tableau1.A15" table:formula="ooow:&lt;A14&gt;+1" office:value-type="float" office:value="14">
            <text:p text:style-name="P91">14</text:p>
          </table:table-cell>
          <table:table-cell table:style-name="Tableau1.B15" office:value-type="string">
            <text:p text:style-name="P113"/>
          </table:table-cell>
          <table:table-cell table:style-name="Tableau1.C15" office:value-type="string">
            <text:p text:style-name="P111"/>
          </table:table-cell>
          <table:table-cell table:style-name="Tableau1.D15" office:value-type="string">
            <text:p text:style-name="P112"/>
          </table:table-cell>
          <table:table-cell table:style-name="Tableau1.E15">
            <text:p text:style-name="P153"/>
          </table:table-cell>
        </table:table-row>
        <table:table-row table:style-name="Tableau1.1">
          <table:table-cell table:style-name="Tableau1.A16" table:formula="ooow:&lt;A15&gt;+1" office:value-type="float" office:value="15">
            <text:p text:style-name="P91">15</text:p>
          </table:table-cell>
          <table:table-cell table:style-name="Tableau1.B16" office:value-type="string">
            <text:p text:style-name="P114"/>
          </table:table-cell>
          <table:table-cell table:style-name="Tableau1.C16" office:value-type="string">
            <text:p text:style-name="P115"/>
          </table:table-cell>
          <table:table-cell table:style-name="Tableau1.D16" office:value-type="string">
            <text:p text:style-name="P116"/>
          </table:table-cell>
          <table:table-cell table:style-name="Tableau1.E16">
            <text:p text:style-name="P159"/>
          </table:table-cell>
        </table:table-row>
        <table:table-row table:style-name="Tableau1.1">
          <table:table-cell table:style-name="Tableau1.A17" table:formula="ooow:&lt;A16&gt;+1" office:value-type="float" office:value="16">
            <text:p text:style-name="P91">16</text:p>
          </table:table-cell>
          <table:table-cell table:style-name="Tableau1.B17" office:value-type="string">
            <text:p text:style-name="P114"/>
          </table:table-cell>
          <table:table-cell table:style-name="Tableau1.C17" office:value-type="string">
            <text:p text:style-name="P117"/>
          </table:table-cell>
          <table:table-cell table:style-name="Tableau1.D17" office:value-type="string">
            <text:p text:style-name="P118"/>
          </table:table-cell>
          <table:table-cell table:style-name="Tableau1.E17">
            <text:p text:style-name="P159"/>
          </table:table-cell>
        </table:table-row>
        <table:table-row table:style-name="Tableau1.1">
          <table:table-cell table:style-name="Tableau1.A18" table:formula="ooow:&lt;A17&gt;+1" office:value-type="float" office:value="17">
            <text:p text:style-name="P91">17</text:p>
          </table:table-cell>
          <table:table-cell table:style-name="Tableau1.B18" office:value-type="string">
            <text:p text:style-name="P114"/>
          </table:table-cell>
          <table:table-cell table:style-name="Tableau1.C18" office:value-type="string">
            <text:p text:style-name="P119"/>
          </table:table-cell>
          <table:table-cell table:style-name="Tableau1.D18" office:value-type="string">
            <text:p text:style-name="P120"/>
          </table:table-cell>
          <table:table-cell table:style-name="Tableau1.E18">
            <text:p text:style-name="P159"/>
          </table:table-cell>
        </table:table-row>
        <table:table-row table:style-name="Tableau1.1">
          <table:table-cell table:style-name="Tableau1.A19" table:formula="ooow:&lt;A18&gt;+1" office:value-type="float" office:value="18">
            <text:p text:style-name="P91">18</text:p>
          </table:table-cell>
          <table:table-cell table:style-name="Tableau1.B19" office:value-type="string">
            <text:p text:style-name="P121"/>
          </table:table-cell>
          <table:table-cell table:style-name="Tableau1.C19" office:value-type="string">
            <text:p text:style-name="P122"/>
          </table:table-cell>
          <table:table-cell table:style-name="Tableau1.D19" office:value-type="string">
            <text:p text:style-name="P123"/>
          </table:table-cell>
          <table:table-cell table:style-name="Tableau1.E19">
            <text:p text:style-name="P159"/>
          </table:table-cell>
        </table:table-row>
        <table:table-row table:style-name="Tableau1.1">
          <table:table-cell table:style-name="Tableau1.A20" table:formula="ooow:&lt;A19&gt;+1" office:value-type="float" office:value="19">
            <text:p text:style-name="P91">19</text:p>
          </table:table-cell>
          <table:table-cell table:style-name="Tableau1.B20" office:value-type="string">
            <text:p text:style-name="P121"/>
          </table:table-cell>
          <table:table-cell table:style-name="Tableau1.C20" office:value-type="string">
            <text:p text:style-name="P93"/>
          </table:table-cell>
          <table:table-cell table:style-name="Tableau1.D20" office:value-type="string">
            <text:p text:style-name="P94"/>
          </table:table-cell>
          <table:table-cell table:style-name="Tableau1.E20">
            <text:p text:style-name="P159"/>
          </table:table-cell>
        </table:table-row>
        <table:table-row table:style-name="Tableau1.1">
          <table:table-cell table:style-name="Tableau1.A21" table:formula="ooow:&lt;A20&gt;+1" office:value-type="float" office:value="20">
            <text:p text:style-name="P91">20</text:p>
          </table:table-cell>
          <table:table-cell table:style-name="Tableau1.B21" office:value-type="string">
            <text:p text:style-name="P94"/>
          </table:table-cell>
          <table:table-cell table:style-name="Tableau1.C21" office:value-type="string">
            <text:p text:style-name="P93"/>
          </table:table-cell>
          <table:table-cell table:style-name="Tableau1.D21" office:value-type="string">
            <text:p text:style-name="P94"/>
          </table:table-cell>
          <table:table-cell table:style-name="Tableau1.E21">
            <text:p text:style-name="P160"/>
          </table:table-cell>
        </table:table-row>
        <table:table-row table:style-name="Tableau1.1">
          <table:table-cell table:style-name="Tableau1.A22" table:formula="ooow:&lt;A21&gt;+1" office:value-type="float" office:value="21">
            <text:p text:style-name="P72">21</text:p>
          </table:table-cell>
          <table:table-cell table:style-name="Tableau1.B22" office:value-type="string">
            <text:p text:style-name="P79">Vacance<text:span text:style-name="T4">s TOUSSAINT 2022</text:span> </text:p>
          </table:table-cell>
          <table:table-cell table:style-name="Tableau1.C22" office:value-type="string">
            <text:p text:style-name="P81"/>
          </table:table-cell>
          <table:table-cell table:style-name="Tableau1.D22" office:value-type="string">
            <text:p text:style-name="P80">2022100<text:span text:style-name="T12">8</text:span></text:p>
          </table:table-cell>
          <table:table-cell table:style-name="Tableau1.E22">
            <text:p text:style-name="P89"/>
          </table:table-cell>
        </table:table-row>
        <table:table-row table:style-name="Tableau1.1">
          <table:table-cell table:style-name="Tableau1.A23" table:formula="ooow:&lt;A22&gt;+1" office:value-type="float" office:value="22">
            <text:p text:style-name="P16">22</text:p>
          </table:table-cell>
          <table:table-cell table:style-name="Tableau1.B23" office:value-type="string">
            <text:p text:style-name="P12">PÉRIODE <text:span text:style-name="T7">2 </text:span><text:span text:style-name="T10">( 7 <text:s/>sem</text:span><text:span text:style-name="T13">aines</text:span><text:span text:style-name="T10">. )</text:span></text:p>
          </table:table-cell>
          <table:table-cell table:style-name="Tableau1.C23" office:value-type="string">
            <text:p text:style-name="P13"/>
          </table:table-cell>
          <table:table-cell table:style-name="Tableau1.D23" office:value-type="string">
            <text:p text:style-name="P11">2022<text:span text:style-name="T7">1024</text:span></text:p>
          </table:table-cell>
          <table:table-cell table:style-name="Tableau1.E23" table:formula="ooow:sum&lt;E24:E41&gt;" office:value-type="float" office:value="0">
            <text:p text:style-name="P15">0,0</text:p>
          </table:table-cell>
        </table:table-row>
        <table:table-row table:style-name="Tableau1.1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4" office:value-type="string">
            <text:p text:style-name="P41"/>
          </table:table-cell>
          <table:table-cell table:style-name="Tableau1.C24" office:value-type="string">
            <text:p text:style-name="P40"/>
          </table:table-cell>
          <table:table-cell table:style-name="Tableau1.D24" office:value-type="string">
            <text:p text:style-name="P39"/>
          </table:table-cell>
          <table:table-cell table:style-name="Tableau1.E24">
            <text:p text:style-name="P68"/>
          </table:table-cell>
        </table:table-row>
        <table:table-row table:style-name="Tableau1.1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5" office:value-type="string">
            <text:p text:style-name="P41"/>
          </table:table-cell>
          <table:table-cell table:style-name="Tableau1.C25" office:value-type="string">
            <text:p text:style-name="P40"/>
          </table:table-cell>
          <table:table-cell table:style-name="Tableau1.D25" office:value-type="string">
            <text:p text:style-name="P39"/>
          </table:table-cell>
          <table:table-cell table:style-name="Tableau1.E25">
            <text:p text:style-name="P70"/>
          </table:table-cell>
        </table:table-row>
        <table:table-row table:style-name="Tableau1.1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6" office:value-type="string">
            <text:p text:style-name="P41"/>
          </table:table-cell>
          <table:table-cell table:style-name="Tableau1.C26" office:value-type="string">
            <text:p text:style-name="P40"/>
          </table:table-cell>
          <table:table-cell table:style-name="Tableau1.D26" office:value-type="string">
            <text:p text:style-name="P39"/>
          </table:table-cell>
          <table:table-cell table:style-name="Tableau1.E26">
            <text:p text:style-name="P70"/>
          </table:table-cell>
        </table:table-row>
        <table:table-row table:style-name="Tableau1.1">
          <table:table-cell table:style-name="Tableau1.A27" table:formula="ooow:&lt;A26&gt;+1" office:value-type="float" office:value="26">
            <text:p text:style-name="P17">26</text:p>
          </table:table-cell>
          <table:table-cell table:style-name="Tableau1.B27" office:value-type="string">
            <text:p text:style-name="P42"/>
          </table:table-cell>
          <table:table-cell table:style-name="Tableau1.C27" office:value-type="string">
            <text:p text:style-name="P30"/>
          </table:table-cell>
          <table:table-cell table:style-name="Tableau1.D27" office:value-type="string">
            <text:p text:style-name="P29"/>
          </table:table-cell>
          <table:table-cell table:style-name="Tableau1.E27">
            <text:p text:style-name="P70"/>
          </table:table-cell>
        </table:table-row>
        <table:table-row table:style-name="Tableau1.1">
          <table:table-cell table:style-name="Tableau1.A28" table:formula="ooow:&lt;A27&gt;+1" office:value-type="float" office:value="27">
            <text:p text:style-name="P17">27</text:p>
          </table:table-cell>
          <table:table-cell table:style-name="Tableau1.B28" office:value-type="string">
            <text:p text:style-name="P42"/>
          </table:table-cell>
          <table:table-cell table:style-name="Tableau1.C28" office:value-type="string">
            <text:p text:style-name="P32"/>
          </table:table-cell>
          <table:table-cell table:style-name="Tableau1.D28" office:value-type="string">
            <text:p text:style-name="P31"/>
          </table:table-cell>
          <table:table-cell table:style-name="Tableau1.E28">
            <text:p text:style-name="P70"/>
          </table:table-cell>
        </table:table-row>
        <table:table-row table:style-name="Tableau1.1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42"/>
          </table:table-cell>
          <table:table-cell table:style-name="Tableau1.C29" office:value-type="string">
            <text:p text:style-name="P34"/>
          </table:table-cell>
          <table:table-cell table:style-name="Tableau1.D29" office:value-type="string">
            <text:p text:style-name="P33"/>
          </table:table-cell>
          <table:table-cell table:style-name="Tableau1.E29">
            <text:p text:style-name="P70"/>
          </table:table-cell>
        </table:table-row>
        <table:table-row table:style-name="Tableau1.1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43"/>
          </table:table-cell>
          <table:table-cell table:style-name="Tableau1.C30" office:value-type="string">
            <text:p text:style-name="P36"/>
          </table:table-cell>
          <table:table-cell table:style-name="Tableau1.D30" office:value-type="string">
            <text:p text:style-name="P35"/>
          </table:table-cell>
          <table:table-cell table:style-name="Tableau1.E30">
            <text:p text:style-name="P70"/>
          </table:table-cell>
        </table:table-row>
        <table:table-row table:style-name="Tableau1.1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43"/>
          </table:table-cell>
          <table:table-cell table:style-name="Tableau1.C31" office:value-type="string">
            <text:p text:style-name="P38"/>
          </table:table-cell>
          <table:table-cell table:style-name="Tableau1.D31" office:value-type="string">
            <text:p text:style-name="P37"/>
          </table:table-cell>
          <table:table-cell table:style-name="Tableau1.E31">
            <text:p text:style-name="P70"/>
          </table:table-cell>
        </table:table-row>
        <table:table-row table:style-name="Tableau1.1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57"/>
          </table:table-cell>
          <table:table-cell table:style-name="Tableau1.C32" office:value-type="string">
            <text:p text:style-name="P54"/>
          </table:table-cell>
          <table:table-cell table:style-name="Tableau1.D32" office:value-type="string">
            <text:p text:style-name="P53"/>
          </table:table-cell>
          <table:table-cell table:style-name="Tableau1.E32">
            <text:p text:style-name="P70"/>
          </table:table-cell>
        </table:table-row>
        <table:table-row table:style-name="Tableau1.1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58"/>
          </table:table-cell>
          <table:table-cell table:style-name="Tableau1.C33" office:value-type="string">
            <text:p text:style-name="P54"/>
          </table:table-cell>
          <table:table-cell table:style-name="Tableau1.D33" office:value-type="string">
            <text:p text:style-name="P53"/>
          </table:table-cell>
          <table:table-cell table:style-name="Tableau1.E33">
            <text:p text:style-name="P70"/>
          </table:table-cell>
        </table:table-row>
        <table:table-row table:style-name="Tableau1.1">
          <table:table-cell table:style-name="Tableau1.A34" table:formula="ooow:&lt;A33&gt;+1" office:value-type="float" office:value="33">
            <text:p text:style-name="P17">33</text:p>
          </table:table-cell>
          <table:table-cell table:style-name="Tableau1.B34" office:value-type="string">
            <text:p text:style-name="P58"/>
          </table:table-cell>
          <table:table-cell table:style-name="Tableau1.C34" office:value-type="string">
            <text:p text:style-name="P56"/>
          </table:table-cell>
          <table:table-cell table:style-name="Tableau1.D34" office:value-type="string">
            <text:p text:style-name="P55"/>
          </table:table-cell>
          <table:table-cell table:style-name="Tableau1.E34">
            <text:p text:style-name="P70"/>
          </table:table-cell>
        </table:table-row>
        <table:table-row table:style-name="Tableau1.1">
          <table:table-cell table:style-name="Tableau1.A35" table:formula="ooow:&lt;A34&gt;+1" office:value-type="float" office:value="34">
            <text:p text:style-name="P17">34</text:p>
          </table:table-cell>
          <table:table-cell table:style-name="Tableau1.B35" office:value-type="string">
            <text:p text:style-name="P58"/>
          </table:table-cell>
          <table:table-cell table:style-name="Tableau1.C35" office:value-type="string">
            <text:p text:style-name="P56"/>
          </table:table-cell>
          <table:table-cell table:style-name="Tableau1.D35" office:value-type="string">
            <text:p text:style-name="P55"/>
          </table:table-cell>
          <table:table-cell table:style-name="Tableau1.E35">
            <text:p text:style-name="P70"/>
          </table:table-cell>
        </table:table-row>
        <table:table-row table:style-name="Tableau1.1">
          <table:table-cell table:style-name="Tableau1.A36" table:formula="ooow:&lt;A35&gt;+1" office:value-type="float" office:value="35">
            <text:p text:style-name="P91">35</text:p>
          </table:table-cell>
          <table:table-cell table:style-name="Tableau1.B36" office:value-type="string">
            <text:p text:style-name="P92"/>
          </table:table-cell>
          <table:table-cell table:style-name="Tableau1.C36" office:value-type="string">
            <text:p text:style-name="P93"/>
          </table:table-cell>
          <table:table-cell table:style-name="Tableau1.D36" office:value-type="string">
            <text:p text:style-name="P94"/>
          </table:table-cell>
          <table:table-cell table:style-name="Tableau1.E36">
            <text:p text:style-name="P153"/>
          </table:table-cell>
        </table:table-row>
        <table:table-row table:style-name="Tableau1.1">
          <table:table-cell table:style-name="Tableau1.A37" table:formula="ooow:&lt;A36&gt;+1" office:value-type="float" office:value="36">
            <text:p text:style-name="P17">36</text:p>
          </table:table-cell>
          <table:table-cell table:style-name="Tableau1.B37" office:value-type="string">
            <text:p text:style-name="P59"/>
          </table:table-cell>
          <table:table-cell table:style-name="Tableau1.C37" office:value-type="string">
            <text:p text:style-name="P52"/>
          </table:table-cell>
          <table:table-cell table:style-name="Tableau1.D37" office:value-type="string">
            <text:p text:style-name="P51"/>
          </table:table-cell>
          <table:table-cell table:style-name="Tableau1.E37">
            <text:p text:style-name="P70"/>
          </table:table-cell>
        </table:table-row>
        <table:table-row table:style-name="Tableau1.1">
          <table:table-cell table:style-name="Tableau1.A38" table:formula="ooow:&lt;A37&gt;+1" office:value-type="float" office:value="37">
            <text:p text:style-name="P17">37</text:p>
          </table:table-cell>
          <table:table-cell table:style-name="Tableau1.B38" office:value-type="string">
            <text:p text:style-name="P59"/>
          </table:table-cell>
          <table:table-cell table:style-name="Tableau1.C38" office:value-type="string">
            <text:p text:style-name="P52"/>
          </table:table-cell>
          <table:table-cell table:style-name="Tableau1.D38" office:value-type="string">
            <text:p text:style-name="P51"/>
          </table:table-cell>
          <table:table-cell table:style-name="Tableau1.E38">
            <text:p text:style-name="P70"/>
          </table:table-cell>
        </table:table-row>
        <table:table-row table:style-name="Tableau1.1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60"/>
          </table:table-cell>
          <table:table-cell table:style-name="Tableau1.C39" office:value-type="string">
            <text:p text:style-name="P52"/>
          </table:table-cell>
          <table:table-cell table:style-name="Tableau1.D39" office:value-type="string">
            <text:p text:style-name="P51"/>
          </table:table-cell>
          <table:table-cell table:style-name="Tableau1.E39">
            <text:p text:style-name="P70"/>
          </table:table-cell>
        </table:table-row>
        <text:soft-page-break/>
        <table:table-row table:style-name="Tableau1.1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60"/>
          </table:table-cell>
          <table:table-cell table:style-name="Tableau1.C40" office:value-type="string">
            <text:p text:style-name="P52"/>
          </table:table-cell>
          <table:table-cell table:style-name="Tableau1.D40" office:value-type="string">
            <text:p text:style-name="P51"/>
          </table:table-cell>
          <table:table-cell table:style-name="Tableau1.E40">
            <text:p text:style-name="P70"/>
          </table:table-cell>
        </table:table-row>
        <table:table-row table:style-name="Tableau1.1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60"/>
          </table:table-cell>
          <table:table-cell table:style-name="Tableau1.C41" office:value-type="string">
            <text:p text:style-name="P50"/>
          </table:table-cell>
          <table:table-cell table:style-name="Tableau1.D41" office:value-type="string">
            <text:p text:style-name="P49"/>
          </table:table-cell>
          <table:table-cell table:style-name="Tableau1.E41">
            <text:p text:style-name="P71"/>
          </table:table-cell>
        </table:table-row>
        <table:table-row table:style-name="Tableau1.1">
          <table:table-cell table:style-name="Tableau1.A42" table:formula="ooow:&lt;A41&gt;+1" office:value-type="float" office:value="41">
            <text:p text:style-name="P85">41</text:p>
          </table:table-cell>
          <table:table-cell table:style-name="Tableau1.B42" office:value-type="string">
            <text:p text:style-name="P86">Vacance<text:span text:style-name="T4">s NOËL 2022</text:span> </text:p>
          </table:table-cell>
          <table:table-cell table:style-name="Tableau1.C42" office:value-type="string">
            <text:p text:style-name="P88"/>
          </table:table-cell>
          <table:table-cell table:style-name="Tableau1.D42" office:value-type="string">
            <text:p text:style-name="P87">20221211</text:p>
          </table:table-cell>
          <table:table-cell table:style-name="Tableau1.E42">
            <text:p text:style-name="P90"/>
          </table:table-cell>
        </table:table-row>
        <table:table-row table:style-name="Tableau1.1">
          <table:table-cell table:style-name="Tableau1.A43" table:formula="ooow:&lt;A42&gt;+1" office:value-type="float" office:value="42">
            <text:p text:style-name="P16">42</text:p>
          </table:table-cell>
          <table:table-cell table:style-name="Tableau1.B43" office:value-type="string">
            <text:p text:style-name="P12">PÉRIODE <text:span text:style-name="T7">3 </text:span><text:span text:style-name="T10">( 6 sem</text:span><text:span text:style-name="T13">aines</text:span><text:span text:style-name="T10">. )</text:span></text:p>
          </table:table-cell>
          <table:table-cell table:style-name="Tableau1.C43" office:value-type="string">
            <text:p text:style-name="P13"/>
          </table:table-cell>
          <table:table-cell table:style-name="Tableau1.D43" office:value-type="string">
            <text:p text:style-name="P11">202<text:span text:style-name="T7">30109</text:span></text:p>
          </table:table-cell>
          <table:table-cell table:style-name="Tableau1.E43" table:formula="ooow:sum&lt;E44:E61&gt;" office:value-type="float" office:value="0">
            <text:p text:style-name="P15">0,0</text:p>
          </table:table-cell>
        </table:table-row>
        <table:table-row table:style-name="Tableau1.1">
          <table:table-cell table:style-name="Tableau1.A44" table:formula="ooow:&lt;A43&gt;+1" office:value-type="float" office:value="43">
            <text:p text:style-name="P91">43</text:p>
          </table:table-cell>
          <table:table-cell table:style-name="Tableau1.B44" office:value-type="string">
            <text:p text:style-name="P131"/>
          </table:table-cell>
          <table:table-cell table:style-name="Tableau1.C44" office:value-type="string">
            <text:p text:style-name="P132"/>
          </table:table-cell>
          <table:table-cell table:style-name="Tableau1.D44" office:value-type="string">
            <text:p text:style-name="P133"/>
          </table:table-cell>
          <table:table-cell table:style-name="Tableau1.E44">
            <text:p text:style-name="P161"/>
          </table:table-cell>
        </table:table-row>
        <table:table-row table:style-name="Tableau1.1">
          <table:table-cell table:style-name="Tableau1.A45" table:formula="ooow:&lt;A44&gt;+1" office:value-type="float" office:value="44">
            <text:p text:style-name="P91">44</text:p>
          </table:table-cell>
          <table:table-cell table:style-name="Tableau1.B45" office:value-type="string">
            <text:p text:style-name="P131"/>
          </table:table-cell>
          <table:table-cell table:style-name="Tableau1.C45" office:value-type="string">
            <text:p text:style-name="P132"/>
          </table:table-cell>
          <table:table-cell table:style-name="Tableau1.D45" office:value-type="string">
            <text:p text:style-name="P133"/>
          </table:table-cell>
          <table:table-cell table:style-name="Tableau1.E45">
            <text:p text:style-name="P154"/>
          </table:table-cell>
        </table:table-row>
        <table:table-row table:style-name="Tableau1.1">
          <table:table-cell table:style-name="Tableau1.A46" table:formula="ooow:&lt;A45&gt;+1" office:value-type="float" office:value="45">
            <text:p text:style-name="P91">45</text:p>
          </table:table-cell>
          <table:table-cell table:style-name="Tableau1.B46" office:value-type="string">
            <text:p text:style-name="P131"/>
          </table:table-cell>
          <table:table-cell table:style-name="Tableau1.C46" office:value-type="string">
            <text:p text:style-name="P134"/>
          </table:table-cell>
          <table:table-cell table:style-name="Tableau1.D46" office:value-type="string">
            <text:p text:style-name="P135"/>
          </table:table-cell>
          <table:table-cell table:style-name="Tableau1.E46">
            <text:p text:style-name="P154"/>
          </table:table-cell>
        </table:table-row>
        <table:table-row table:style-name="Tableau1.1">
          <table:table-cell table:style-name="Tableau1.A47" table:formula="ooow:&lt;A46&gt;+1" office:value-type="float" office:value="46">
            <text:p text:style-name="P152">46</text:p>
          </table:table-cell>
          <table:table-cell table:style-name="Tableau1.B47" office:value-type="string">
            <text:p text:style-name="P149"/>
          </table:table-cell>
          <table:table-cell table:style-name="Tableau1.C47" office:value-type="string">
            <text:p text:style-name="P150"/>
          </table:table-cell>
          <table:table-cell table:style-name="Tableau1.D47" office:value-type="string">
            <text:p text:style-name="P151"/>
          </table:table-cell>
          <table:table-cell table:style-name="Tableau1.E47">
            <text:p text:style-name="P162"/>
          </table:table-cell>
        </table:table-row>
        <table:table-row table:style-name="Tableau1.1">
          <table:table-cell table:style-name="Tableau1.A48" table:formula="ooow:&lt;A47&gt;+1" office:value-type="float" office:value="47">
            <text:p text:style-name="P91">47</text:p>
          </table:table-cell>
          <table:table-cell table:style-name="Tableau1.B48" office:value-type="string">
            <text:p text:style-name="P136"/>
          </table:table-cell>
          <table:table-cell table:style-name="Tableau1.C48" office:value-type="string">
            <text:p text:style-name="P137"/>
          </table:table-cell>
          <table:table-cell table:style-name="Tableau1.D48" office:value-type="string">
            <text:p text:style-name="P138"/>
          </table:table-cell>
          <table:table-cell table:style-name="Tableau1.E48">
            <text:p text:style-name="P154"/>
          </table:table-cell>
        </table:table-row>
        <table:table-row table:style-name="Tableau1.1">
          <table:table-cell table:style-name="Tableau1.A49" table:formula="ooow:&lt;A48&gt;+1" office:value-type="float" office:value="48">
            <text:p text:style-name="P91">48</text:p>
          </table:table-cell>
          <table:table-cell table:style-name="Tableau1.B49" office:value-type="string">
            <text:p text:style-name="P136"/>
          </table:table-cell>
          <table:table-cell table:style-name="Tableau1.C49" office:value-type="string">
            <text:p text:style-name="P139"/>
          </table:table-cell>
          <table:table-cell table:style-name="Tableau1.D49" office:value-type="string">
            <text:p text:style-name="P140"/>
          </table:table-cell>
          <table:table-cell table:style-name="Tableau1.E49">
            <text:p text:style-name="P154"/>
          </table:table-cell>
        </table:table-row>
        <table:table-row table:style-name="Tableau1.1">
          <table:table-cell table:style-name="Tableau1.A50" table:formula="ooow:&lt;A49&gt;+1" office:value-type="float" office:value="49">
            <text:p text:style-name="P91">49</text:p>
          </table:table-cell>
          <table:table-cell table:style-name="Tableau1.B50" office:value-type="string">
            <text:p text:style-name="P136"/>
          </table:table-cell>
          <table:table-cell table:style-name="Tableau1.C50" office:value-type="string">
            <text:p text:style-name="P141"/>
          </table:table-cell>
          <table:table-cell table:style-name="Tableau1.D50" office:value-type="string">
            <text:p text:style-name="P142"/>
          </table:table-cell>
          <table:table-cell table:style-name="Tableau1.E50">
            <text:p text:style-name="P154"/>
          </table:table-cell>
        </table:table-row>
        <table:table-row table:style-name="Tableau1.1">
          <table:table-cell table:style-name="Tableau1.A51" table:formula="ooow:&lt;A50&gt;+1" office:value-type="float" office:value="50">
            <text:p text:style-name="P91">50</text:p>
          </table:table-cell>
          <table:table-cell table:style-name="Tableau1.B51" office:value-type="string">
            <text:p text:style-name="P143"/>
          </table:table-cell>
          <table:table-cell table:style-name="Tableau1.C51" office:value-type="string">
            <text:p text:style-name="P139"/>
          </table:table-cell>
          <table:table-cell table:style-name="Tableau1.D51" office:value-type="string">
            <text:p text:style-name="P140"/>
          </table:table-cell>
          <table:table-cell table:style-name="Tableau1.E51">
            <text:p text:style-name="P154"/>
          </table:table-cell>
        </table:table-row>
        <table:table-row table:style-name="Tableau1.1">
          <table:table-cell table:style-name="Tableau1.A52" table:formula="ooow:&lt;A51&gt;+1" office:value-type="float" office:value="51">
            <text:p text:style-name="P91">51</text:p>
          </table:table-cell>
          <table:table-cell table:style-name="Tableau1.B52" office:value-type="string">
            <text:p text:style-name="P143"/>
          </table:table-cell>
          <table:table-cell table:style-name="Tableau1.C52" office:value-type="string">
            <text:p text:style-name="P139"/>
          </table:table-cell>
          <table:table-cell table:style-name="Tableau1.D52" office:value-type="string">
            <text:p text:style-name="P140"/>
          </table:table-cell>
          <table:table-cell table:style-name="Tableau1.E52">
            <text:p text:style-name="P154"/>
          </table:table-cell>
        </table:table-row>
        <table:table-row table:style-name="Tableau1.1">
          <table:table-cell table:style-name="Tableau1.A53" table:formula="ooow:&lt;A52&gt;+1" office:value-type="float" office:value="52">
            <text:p text:style-name="P91">52</text:p>
          </table:table-cell>
          <table:table-cell table:style-name="Tableau1.B53" office:value-type="string">
            <text:p text:style-name="P143"/>
          </table:table-cell>
          <table:table-cell table:style-name="Tableau1.C53" office:value-type="string">
            <text:p text:style-name="P139"/>
          </table:table-cell>
          <table:table-cell table:style-name="Tableau1.D53" office:value-type="string">
            <text:p text:style-name="P140"/>
          </table:table-cell>
          <table:table-cell table:style-name="Tableau1.E53">
            <text:p text:style-name="P154"/>
          </table:table-cell>
        </table:table-row>
        <table:table-row table:style-name="Tableau1.1">
          <table:table-cell table:style-name="Tableau1.A54" table:formula="ooow:&lt;A53&gt;+1" office:value-type="float" office:value="53">
            <text:p text:style-name="P91">53</text:p>
          </table:table-cell>
          <table:table-cell table:style-name="Tableau1.B54" office:value-type="string">
            <text:p text:style-name="P144"/>
          </table:table-cell>
          <table:table-cell table:style-name="Tableau1.C54" office:value-type="string">
            <text:p text:style-name="P139"/>
          </table:table-cell>
          <table:table-cell table:style-name="Tableau1.D54" office:value-type="string">
            <text:p text:style-name="P140"/>
          </table:table-cell>
          <table:table-cell table:style-name="Tableau1.E54">
            <text:p text:style-name="P154"/>
          </table:table-cell>
        </table:table-row>
        <table:table-row table:style-name="Tableau1.1">
          <table:table-cell table:style-name="Tableau1.A55" table:formula="ooow:&lt;A54&gt;+1" office:value-type="float" office:value="54">
            <text:p text:style-name="P91">54</text:p>
          </table:table-cell>
          <table:table-cell table:style-name="Tableau1.B55" office:value-type="string">
            <text:p text:style-name="P144"/>
          </table:table-cell>
          <table:table-cell table:style-name="Tableau1.C55" office:value-type="string">
            <text:p text:style-name="P139"/>
          </table:table-cell>
          <table:table-cell table:style-name="Tableau1.D55" office:value-type="string">
            <text:p text:style-name="P140"/>
          </table:table-cell>
          <table:table-cell table:style-name="Tableau1.E55">
            <text:p text:style-name="P154"/>
          </table:table-cell>
        </table:table-row>
        <table:table-row table:style-name="Tableau1.1">
          <table:table-cell table:style-name="Tableau1.A56" table:formula="ooow:&lt;A55&gt;+1" office:value-type="float" office:value="55">
            <text:p text:style-name="P91">55</text:p>
          </table:table-cell>
          <table:table-cell table:style-name="Tableau1.B56" office:value-type="string">
            <text:p text:style-name="P144"/>
          </table:table-cell>
          <table:table-cell table:style-name="Tableau1.C56" office:value-type="string">
            <text:p text:style-name="P139"/>
          </table:table-cell>
          <table:table-cell table:style-name="Tableau1.D56" office:value-type="string">
            <text:p text:style-name="P140"/>
          </table:table-cell>
          <table:table-cell table:style-name="Tableau1.E56">
            <text:p text:style-name="P154"/>
          </table:table-cell>
        </table:table-row>
        <table:table-row table:style-name="Tableau1.1">
          <table:table-cell table:style-name="Tableau1.A57" table:formula="ooow:&lt;A56&gt;+1" office:value-type="float" office:value="56">
            <text:p text:style-name="P91">56</text:p>
          </table:table-cell>
          <table:table-cell table:style-name="Tableau1.B57" office:value-type="string">
            <text:p text:style-name="P145"/>
          </table:table-cell>
          <table:table-cell table:style-name="Tableau1.C57" office:value-type="string">
            <text:p text:style-name="P139"/>
          </table:table-cell>
          <table:table-cell table:style-name="Tableau1.D57" office:value-type="string">
            <text:p text:style-name="P140"/>
          </table:table-cell>
          <table:table-cell table:style-name="Tableau1.E57">
            <text:p text:style-name="P154"/>
          </table:table-cell>
        </table:table-row>
        <table:table-row table:style-name="Tableau1.1">
          <table:table-cell table:style-name="Tableau1.A58" table:formula="ooow:&lt;A57&gt;+1" office:value-type="float" office:value="57">
            <text:p text:style-name="P91">57</text:p>
          </table:table-cell>
          <table:table-cell table:style-name="Tableau1.B58" office:value-type="string">
            <text:p text:style-name="P145"/>
          </table:table-cell>
          <table:table-cell table:style-name="Tableau1.C58" office:value-type="string">
            <text:p text:style-name="P139"/>
          </table:table-cell>
          <table:table-cell table:style-name="Tableau1.D58" office:value-type="string">
            <text:p text:style-name="P140"/>
          </table:table-cell>
          <table:table-cell table:style-name="Tableau1.E58">
            <text:p text:style-name="P154"/>
          </table:table-cell>
        </table:table-row>
        <table:table-row table:style-name="Tableau1.1">
          <table:table-cell table:style-name="Tableau1.A59" table:formula="ooow:&lt;A58&gt;+1" office:value-type="float" office:value="58">
            <text:p text:style-name="P91">58</text:p>
          </table:table-cell>
          <table:table-cell table:style-name="Tableau1.B59" office:value-type="string">
            <text:p text:style-name="P145"/>
          </table:table-cell>
          <table:table-cell table:style-name="Tableau1.C59" office:value-type="string">
            <text:p text:style-name="P139"/>
          </table:table-cell>
          <table:table-cell table:style-name="Tableau1.D59" office:value-type="string">
            <text:p text:style-name="P140"/>
          </table:table-cell>
          <table:table-cell table:style-name="Tableau1.E59">
            <text:p text:style-name="P154"/>
          </table:table-cell>
        </table:table-row>
        <table:table-row table:style-name="Tableau1.1">
          <table:table-cell table:style-name="Tableau1.A60" table:formula="ooow:&lt;A59&gt;+1" office:value-type="float" office:value="59">
            <text:p text:style-name="P91">59</text:p>
          </table:table-cell>
          <table:table-cell table:style-name="Tableau1.B60" office:value-type="string">
            <text:p text:style-name="P146"/>
          </table:table-cell>
          <table:table-cell table:style-name="Tableau1.C60" office:value-type="string">
            <text:p text:style-name="P147"/>
          </table:table-cell>
          <table:table-cell table:style-name="Tableau1.D60" office:value-type="string">
            <text:p text:style-name="P148"/>
          </table:table-cell>
          <table:table-cell table:style-name="Tableau1.E60">
            <text:p text:style-name="P154"/>
          </table:table-cell>
        </table:table-row>
        <table:table-row table:style-name="Tableau1.1">
          <table:table-cell table:style-name="Tableau1.A61" table:formula="ooow:&lt;A60&gt;+1" office:value-type="float" office:value="60">
            <text:p text:style-name="P91">60</text:p>
          </table:table-cell>
          <table:table-cell table:style-name="Tableau1.B61" office:value-type="string">
            <text:p text:style-name="P146"/>
          </table:table-cell>
          <table:table-cell table:style-name="Tableau1.C61" office:value-type="string">
            <text:p text:style-name="P124"/>
          </table:table-cell>
          <table:table-cell table:style-name="Tableau1.D61" office:value-type="string">
            <text:p text:style-name="P125"/>
          </table:table-cell>
          <table:table-cell table:style-name="Tableau1.E61">
            <text:p text:style-name="P160"/>
          </table:table-cell>
        </table:table-row>
        <table:table-row table:style-name="Tableau1.1">
          <table:table-cell table:style-name="Tableau1.A62" table:formula="ooow:&lt;A61&gt;+1" office:value-type="float" office:value="61">
            <text:p text:style-name="P72">61</text:p>
          </table:table-cell>
          <table:table-cell table:style-name="Tableau1.B62" office:value-type="string">
            <text:p text:style-name="P75">Vacance<text:span text:style-name="T4">s CARNAVAL 2023</text:span> </text:p>
          </table:table-cell>
          <table:table-cell table:style-name="Tableau1.C62" office:value-type="string">
            <text:p text:style-name="P74"/>
          </table:table-cell>
          <table:table-cell table:style-name="Tableau1.D62" office:value-type="string">
            <text:p text:style-name="P73">20230219</text:p>
          </table:table-cell>
          <table:table-cell table:style-name="Tableau1.E62">
            <text:p text:style-name="P78"/>
          </table:table-cell>
        </table:table-row>
        <table:table-row table:style-name="Tableau1.1">
          <table:table-cell table:style-name="Tableau1.A63" table:formula="ooow:&lt;A62&gt;+1" office:value-type="float" office:value="62">
            <text:p text:style-name="P16">62</text:p>
          </table:table-cell>
          <table:table-cell table:style-name="Tableau1.B63" office:value-type="string">
            <text:p text:style-name="P12">PÉRIODE <text:span text:style-name="T8">4 </text:span><text:span text:style-name="T10">( 7 sem</text:span><text:span text:style-name="T13">aines</text:span><text:span text:style-name="T10">. )</text:span></text:p>
          </table:table-cell>
          <table:table-cell table:style-name="Tableau1.C63" office:value-type="string">
            <text:p text:style-name="P13"/>
          </table:table-cell>
          <table:table-cell table:style-name="Tableau1.D63" office:value-type="string">
            <text:p text:style-name="P11">202<text:span text:style-name="T8">30306</text:span></text:p>
          </table:table-cell>
          <table:table-cell table:style-name="Tableau1.E63" table:formula="ooow:sum&lt;E64:E71&gt;" office:value-type="float" office:value="0">
            <text:p text:style-name="P15">0,0</text:p>
          </table:table-cell>
        </table:table-row>
        <table:table-row table:style-name="Tableau1.1">
          <table:table-cell table:style-name="Tableau1.A64" table:formula="ooow:&lt;A63&gt;+1" office:value-type="float" office:value="63">
            <text:p text:style-name="P17">63</text:p>
          </table:table-cell>
          <table:table-cell table:style-name="Tableau1.B64" office:value-type="string">
            <text:p text:style-name="P61"/>
          </table:table-cell>
          <table:table-cell table:style-name="Tableau1.C64" office:value-type="string">
            <text:p text:style-name="P46"/>
          </table:table-cell>
          <table:table-cell table:style-name="Tableau1.D64" office:value-type="string">
            <text:p text:style-name="P45"/>
          </table:table-cell>
          <table:table-cell table:style-name="Tableau1.E64">
            <text:p text:style-name="P69"/>
          </table:table-cell>
        </table:table-row>
        <table:table-row table:style-name="Tableau1.1">
          <table:table-cell table:style-name="Tableau1.A65" table:formula="ooow:&lt;A64&gt;+1" office:value-type="float" office:value="64">
            <text:p text:style-name="P17">64</text:p>
          </table:table-cell>
          <table:table-cell table:style-name="Tableau1.B65" office:value-type="string">
            <text:p text:style-name="P62"/>
          </table:table-cell>
          <table:table-cell table:style-name="Tableau1.C65" office:value-type="string">
            <text:p text:style-name="P19"/>
          </table:table-cell>
          <table:table-cell table:style-name="Tableau1.D65" office:value-type="string">
            <text:p text:style-name="P18"/>
          </table:table-cell>
          <table:table-cell table:style-name="Tableau1.E65">
            <text:p text:style-name="P67"/>
          </table:table-cell>
        </table:table-row>
        <table:table-row table:style-name="Tableau1.1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62"/>
          </table:table-cell>
          <table:table-cell table:style-name="Tableau1.C66" office:value-type="string">
            <text:p text:style-name="P19"/>
          </table:table-cell>
          <table:table-cell table:style-name="Tableau1.D66" office:value-type="string">
            <text:p text:style-name="P18"/>
          </table:table-cell>
          <table:table-cell table:style-name="Tableau1.E66">
            <text:p text:style-name="P67"/>
          </table:table-cell>
        </table:table-row>
        <table:table-row table:style-name="Tableau1.1">
          <table:table-cell table:style-name="Tableau1.A67" table:formula="ooow:&lt;A66&gt;+1" office:value-type="float" office:value="66">
            <text:p text:style-name="P17">66</text:p>
          </table:table-cell>
          <table:table-cell table:style-name="Tableau1.B67" office:value-type="string">
            <text:p text:style-name="P62"/>
          </table:table-cell>
          <table:table-cell table:style-name="Tableau1.C67" office:value-type="string">
            <text:p text:style-name="P19"/>
          </table:table-cell>
          <table:table-cell table:style-name="Tableau1.D67" office:value-type="string">
            <text:p text:style-name="P18"/>
          </table:table-cell>
          <table:table-cell table:style-name="Tableau1.E67">
            <text:p text:style-name="P67"/>
          </table:table-cell>
        </table:table-row>
        <table:table-row table:style-name="Tableau1.1">
          <table:table-cell table:style-name="Tableau1.A68" table:formula="ooow:&lt;A67&gt;+1" office:value-type="float" office:value="67">
            <text:p text:style-name="P17">67</text:p>
          </table:table-cell>
          <table:table-cell table:style-name="Tableau1.B68" office:value-type="string">
            <text:p text:style-name="P44"/>
          </table:table-cell>
          <table:table-cell table:style-name="Tableau1.C68" office:value-type="string">
            <text:p text:style-name="P19"/>
          </table:table-cell>
          <table:table-cell table:style-name="Tableau1.D68" office:value-type="string">
            <text:p text:style-name="P18"/>
          </table:table-cell>
          <table:table-cell table:style-name="Tableau1.E68">
            <text:p text:style-name="P67"/>
          </table:table-cell>
        </table:table-row>
        <table:table-row table:style-name="Tableau1.1">
          <table:table-cell table:style-name="Tableau1.A69" table:formula="ooow:&lt;A68&gt;+1" office:value-type="float" office:value="68">
            <text:p text:style-name="P17">68</text:p>
          </table:table-cell>
          <table:table-cell table:style-name="Tableau1.B69" office:value-type="string">
            <text:p text:style-name="P44"/>
          </table:table-cell>
          <table:table-cell table:style-name="Tableau1.C69" office:value-type="string">
            <text:p text:style-name="P19"/>
          </table:table-cell>
          <table:table-cell table:style-name="Tableau1.D69" office:value-type="string">
            <text:p text:style-name="P18"/>
          </table:table-cell>
          <table:table-cell table:style-name="Tableau1.E69">
            <text:p text:style-name="P67"/>
          </table:table-cell>
        </table:table-row>
        <table:table-row table:style-name="Tableau1.1">
          <table:table-cell table:style-name="Tableau1.A70" table:formula="ooow:&lt;A69&gt;+1" office:value-type="float" office:value="69">
            <text:p text:style-name="P17">69</text:p>
          </table:table-cell>
          <table:table-cell table:style-name="Tableau1.B70" office:value-type="string">
            <text:p text:style-name="P64"/>
          </table:table-cell>
          <table:table-cell table:style-name="Tableau1.C70" office:value-type="string">
            <text:p text:style-name="P19"/>
          </table:table-cell>
          <table:table-cell table:style-name="Tableau1.D70" office:value-type="string">
            <text:p text:style-name="P18"/>
          </table:table-cell>
          <table:table-cell table:style-name="Tableau1.E70">
            <text:p text:style-name="P67"/>
          </table:table-cell>
        </table:table-row>
        <table:table-row table:style-name="Tableau1.1">
          <table:table-cell table:style-name="Tableau1.A71" table:formula="ooow:&lt;A70&gt;+1" office:value-type="float" office:value="70">
            <text:p text:style-name="P17">70</text:p>
          </table:table-cell>
          <table:table-cell table:style-name="Tableau1.B71" office:value-type="string">
            <text:p text:style-name="P47"/>
          </table:table-cell>
          <table:table-cell table:style-name="Tableau1.C71" office:value-type="string">
            <text:p text:style-name="P65"/>
          </table:table-cell>
          <table:table-cell table:style-name="Tableau1.D71" office:value-type="string">
            <text:p text:style-name="P64"/>
          </table:table-cell>
          <table:table-cell table:style-name="Tableau1.E71">
            <text:p text:style-name="P66"/>
          </table:table-cell>
        </table:table-row>
        <table:table-row table:style-name="Tableau1.1">
          <table:table-cell table:style-name="Tableau1.A72" table:formula="ooow:&lt;A71&gt;+1" office:value-type="float" office:value="71">
            <text:p text:style-name="P72">71</text:p>
          </table:table-cell>
          <table:table-cell table:style-name="Tableau1.B72" office:value-type="string">
            <text:p text:style-name="P75">Vacance<text:span text:style-name="T4">s <text:s/></text:span><text:span text:style-name="T5">PÂQUES 2023</text:span> </text:p>
          </table:table-cell>
          <table:table-cell table:style-name="Tableau1.C72" office:value-type="string">
            <text:p text:style-name="P77"/>
          </table:table-cell>
          <table:table-cell table:style-name="Tableau1.D72" office:value-type="string">
            <text:p text:style-name="P76">20230423</text:p>
          </table:table-cell>
          <table:table-cell table:style-name="Tableau1.E72">
            <text:p text:style-name="P78"/>
          </table:table-cell>
        </table:table-row>
        <table:table-row table:style-name="Tableau1.1">
          <table:table-cell table:style-name="Tableau1.A73" table:formula="ooow:&lt;A72&gt;+1" office:value-type="float" office:value="72">
            <text:p text:style-name="P16">72</text:p>
          </table:table-cell>
          <table:table-cell table:style-name="Tableau1.B73" office:value-type="string">
            <text:p text:style-name="P12">PÉRIODE <text:span text:style-name="T9">5 </text:span><text:span text:style-name="T10">(4,5 sem</text:span><text:span text:style-name="T13">aines</text:span><text:span text:style-name="T10">. )</text:span></text:p>
          </table:table-cell>
          <table:table-cell table:style-name="Tableau1.C73" office:value-type="string">
            <text:p text:style-name="P13"/>
          </table:table-cell>
          <table:table-cell table:style-name="Tableau1.D73" office:value-type="string">
            <text:p text:style-name="P11">202<text:span text:style-name="T9">30509</text:span></text:p>
          </table:table-cell>
          <table:table-cell table:style-name="Tableau1.E73" table:formula="ooow:sum&lt;E74:E81&gt;" office:value-type="float" office:value="0">
            <text:p text:style-name="P15">0,0</text:p>
          </table:table-cell>
        </table:table-row>
        <table:table-row table:style-name="Tableau1.1">
          <table:table-cell table:style-name="Tableau1.A74" table:formula="ooow:&lt;A73&gt;+1" office:value-type="float" office:value="73">
            <text:p text:style-name="P17">73</text:p>
          </table:table-cell>
          <table:table-cell table:style-name="Tableau1.B74" office:value-type="string">
            <text:p text:style-name="P44"/>
          </table:table-cell>
          <table:table-cell table:style-name="Tableau1.C74" office:value-type="string">
            <text:p text:style-name="P21"/>
          </table:table-cell>
          <table:table-cell table:style-name="Tableau1.D74" office:value-type="string">
            <text:p text:style-name="P20"/>
          </table:table-cell>
          <table:table-cell table:style-name="Tableau1.E74">
            <text:p text:style-name="P22"/>
          </table:table-cell>
        </table:table-row>
        <table:table-row table:style-name="Tableau1.1">
          <table:table-cell table:style-name="Tableau1.A75" table:formula="ooow:&lt;A74&gt;+1" office:value-type="float" office:value="74">
            <text:p text:style-name="P17">74</text:p>
          </table:table-cell>
          <table:table-cell table:style-name="Tableau1.B75" office:value-type="string">
            <text:p text:style-name="P44"/>
          </table:table-cell>
          <table:table-cell table:style-name="Tableau1.C75" office:value-type="string">
            <text:p text:style-name="P25"/>
          </table:table-cell>
          <table:table-cell table:style-name="Tableau1.D75" office:value-type="string">
            <text:p text:style-name="P24"/>
          </table:table-cell>
          <table:table-cell table:style-name="Tableau1.E75">
            <text:p text:style-name="P22"/>
          </table:table-cell>
        </table:table-row>
        <table:table-row table:style-name="Tableau1.1">
          <table:table-cell table:style-name="Tableau1.A76" table:formula="ooow:&lt;A75&gt;+1" office:value-type="float" office:value="75">
            <text:p text:style-name="P17">75</text:p>
          </table:table-cell>
          <table:table-cell table:style-name="Tableau1.B76" office:value-type="string">
            <text:p text:style-name="P44"/>
          </table:table-cell>
          <table:table-cell table:style-name="Tableau1.C76" office:value-type="string">
            <text:p text:style-name="P25"/>
          </table:table-cell>
          <table:table-cell table:style-name="Tableau1.D76" office:value-type="string">
            <text:p text:style-name="P24"/>
          </table:table-cell>
          <table:table-cell table:style-name="Tableau1.E76">
            <text:p text:style-name="P22"/>
          </table:table-cell>
        </table:table-row>
        <table:table-row table:style-name="Tableau1.1">
          <table:table-cell table:style-name="Tableau1.A77" table:formula="ooow:&lt;A76&gt;+1" office:value-type="float" office:value="76">
            <text:p text:style-name="P17">76</text:p>
          </table:table-cell>
          <table:table-cell table:style-name="Tableau1.B77" office:value-type="string">
            <text:p text:style-name="P44"/>
          </table:table-cell>
          <table:table-cell table:style-name="Tableau1.C77" office:value-type="string">
            <text:p text:style-name="P25"/>
          </table:table-cell>
          <table:table-cell table:style-name="Tableau1.D77" office:value-type="string">
            <text:p text:style-name="P24"/>
          </table:table-cell>
          <table:table-cell table:style-name="Tableau1.E77">
            <text:p text:style-name="P22"/>
          </table:table-cell>
        </table:table-row>
        <table:table-row table:style-name="Tableau1.1">
          <table:table-cell table:style-name="Tableau1.A78" table:formula="ooow:&lt;A77&gt;+1" office:value-type="float" office:value="77">
            <text:p text:style-name="P17">77</text:p>
          </table:table-cell>
          <table:table-cell table:style-name="Tableau1.B78" office:value-type="string">
            <text:p text:style-name="P44"/>
          </table:table-cell>
          <table:table-cell table:style-name="Tableau1.C78" office:value-type="string">
            <text:p text:style-name="P25"/>
          </table:table-cell>
          <table:table-cell table:style-name="Tableau1.D78" office:value-type="string">
            <text:p text:style-name="P24"/>
          </table:table-cell>
          <table:table-cell table:style-name="Tableau1.E78">
            <text:p text:style-name="P22"/>
          </table:table-cell>
        </table:table-row>
        <table:table-row table:style-name="Tableau1.1">
          <table:table-cell table:style-name="Tableau1.A79" table:formula="ooow:&lt;A78&gt;+1" office:value-type="float" office:value="78">
            <text:p text:style-name="P17">78</text:p>
          </table:table-cell>
          <table:table-cell table:style-name="Tableau1.B79" office:value-type="string">
            <text:p text:style-name="P44"/>
          </table:table-cell>
          <table:table-cell table:style-name="Tableau1.C79" office:value-type="string">
            <text:p text:style-name="P25"/>
          </table:table-cell>
          <table:table-cell table:style-name="Tableau1.D79" office:value-type="string">
            <text:p text:style-name="P24"/>
          </table:table-cell>
          <table:table-cell table:style-name="Tableau1.E79">
            <text:p text:style-name="P22"/>
          </table:table-cell>
        </table:table-row>
        <text:soft-page-break/>
        <table:table-row table:style-name="Tableau1.80">
          <table:table-cell table:style-name="Tableau1.A80" table:formula="ooow:&lt;A79&gt;+1" office:value-type="float" office:value="79">
            <text:p text:style-name="P17">79</text:p>
          </table:table-cell>
          <table:table-cell table:style-name="Tableau1.B80" office:value-type="string">
            <text:p text:style-name="P48"/>
          </table:table-cell>
          <table:table-cell table:style-name="Tableau1.C80" office:value-type="string">
            <text:p text:style-name="P25"/>
          </table:table-cell>
          <table:table-cell table:style-name="Tableau1.D80" office:value-type="string">
            <text:p text:style-name="P24"/>
          </table:table-cell>
          <table:table-cell table:style-name="Tableau1.E80">
            <text:p text:style-name="P22"/>
          </table:table-cell>
        </table:table-row>
        <table:table-row table:style-name="Tableau1.1">
          <table:table-cell table:style-name="Tableau1.A81" table:formula="ooow:&lt;A80&gt;+1" office:value-type="float" office:value="80">
            <text:p text:style-name="P17">80</text:p>
          </table:table-cell>
          <table:table-cell table:style-name="Tableau1.B81" office:value-type="string">
            <text:p text:style-name="P23"/>
          </table:table-cell>
          <table:table-cell table:style-name="Tableau1.C81" office:value-type="string">
            <text:p text:style-name="P27"/>
          </table:table-cell>
          <table:table-cell table:style-name="Tableau1.D81" office:value-type="string">
            <text:p text:style-name="P26"/>
          </table:table-cell>
          <table:table-cell table:style-name="Tableau1.E81">
            <text:p text:style-name="P28"/>
          </table:table-cell>
        </table:table-row>
        <table:table-row table:style-name="Tableau1.1">
          <table:table-cell table:style-name="Tableau1.A82">
            <text:p text:style-name="P63"/>
          </table:table-cell>
          <table:table-cell table:style-name="Tableau1.B82" office:value-type="string">
            <text:p text:style-name="P79"><text:span text:style-name="T6">Fin 2022/2023</text:span> </text:p>
          </table:table-cell>
          <table:table-cell table:style-name="Tableau1.C82" office:value-type="string">
            <text:p text:style-name="P84"/>
          </table:table-cell>
          <table:table-cell table:style-name="Tableau1.D82" office:value-type="string">
            <text:p text:style-name="P83"/>
          </table:table-cell>
          <table:table-cell table:style-name="Tableau1.E82" table:formula="ooow:sum&lt;E2:E81&gt;/2" office:value-type="float" office:value="0">
            <text:p text:style-name="P82">0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557e75"/>
    </style:style>
    <style:style style:name="MT3" style:family="text">
      <style:text-properties officeooo:rsid="025820ee"/>
    </style:style>
    <style:style style:name="MT4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1</text:span><text:span text:style-name="MT1">SPE/</text:span><text:span text:style-name="MT3">C</text:span><text:span text:style-name="MT1"> </text:span><text:span text:style-name="MT3">NSI</text:span><text:span text:style-name="MT1"> NORO]</text:span><text:span text:style-name="MT4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20T15:43:38.221513693</dc:date>
    <meta:editing-duration>P3DT22H6M33S</meta:editing-duration>
    <meta:editing-cycles>839</meta:editing-cycles>
    <meta:generator>LibreOffice/7.3.5.2$Linux_X86_64 LibreOffice_project/30$Build-2</meta:generator>
    <meta:document-statistic meta:table-count="1" meta:image-count="0" meta:object-count="0" meta:page-count="3" meta:paragraph-count="111" meta:word-count="149" meta:character-count="542" meta:non-whitespace-character-count="496"/>
  </office:meta>
</office:document-meta>
</file>